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6" style:family="paragraph" style:parent-style-name="Heading_20_1">
      <style:text-properties fo:language="ru" fo:country="RU"/>
    </style:style>
    <style:style style:name="P17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officeooo:rsid="0019a6ab"/>
    </style:style>
    <style:style style:name="T7" style:family="text">
      <style:text-properties style:text-line-through-style="solid" style:text-line-through-type="single" officeooo:rsid="0019a6ab"/>
    </style:style>
    <style:style style:name="T8" style:family="text">
      <style:text-properties style:text-line-through-style="none" style:text-line-through-type="none" officeooo:rsid="0019a6ab"/>
    </style:style>
    <style:style style:name="T9" style:family="text">
      <style:text-properties officeooo:rsid="001d090e"/>
    </style:style>
    <style:style style:name="T10" style:family="text">
      <style:text-properties officeooo:rsid="0024f85f"/>
    </style:style>
    <style:style style:name="T11" style:family="text">
      <style:text-properties style:font-name="Consolas"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7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6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6">(да, этим ребятам тоже отдельное спасибо)</text:span>.</text:p>
      <text:p text:style-name="P14"/>
      <text:p text:style-name="P16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6">Если чего-то не хватает – допилите! (или </text:span><text:span text:style-name="T7">проспонсируйте </text:span><text:span text:style-name="T8">мотивируйте</text:span><text:span text:style-name="T6"> автора).</text:span></text:p>
      <text:p text:style-name="P14"/>
      <text:p text:style-name="P16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9">у</text:span> – с вероятностью близкой к 100% можно заяв<text:span text:style-name="T9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9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4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9">)</text:span> добавить какую-либо железяку – у него должна быть такая возможность.</text:p>
      <text:p text:style-name="P14"/>
      <text:p text:style-name="P16">Как это всё устроено?</text:p>
      <text:p text:style-name="P13">pyPC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Система команд ЦП</text:p>
      <text:p text:style-name="P7">Ниже приводятся доступные команды ЦП</text:p>
      <text:p text:style-name="P15"><text:span text:style-name="T5">0. </text:span>A.set(A)</text:p>
      <text:p text:style-name="P8">Команда устанавливает регистр А значением содержащимся в самом <text:soft-page-break/>регистре А <text:span text:style-name="T10">(фактически не меняет содержимое).</text:span></text:p>
      <text:p text:style-name="P15">1. A.add(A)</text:p>
      <text:p text:style-name="P9">Добавляет в регистр А содержимое регистра А (фактически удвоение содержимого).</text:p>
      <text:p text:style-name="P15">2. A.sub(A)</text:p>
      <text:p text:style-name="P9">Вычитает содержимое регистра А содержимым регистра А (фактически обнуление).</text:p>
      <text:p text:style-name="P15">3. A.inc(A)</text:p>
      <text:p text:style-name="P10">Складывает содержимое регистра А с содержимым самого регистра (фактически возведение в квадрат).</text:p>
      <text:p text:style-name="P15">4. A.dec(A)</text:p>
      <text:p text:style-name="P11">Вычитает из содержимого регистра А его содержимое (фактически обнуление).</text:p>
      <text:p text:style-name="P15">5. A.not(A)</text:p>
      <text:p text:style-name="P11">Инверсия содержимого регистра А его содержимым.</text:p>
      <text:p text:style-name="P13">6. <text:span text:style-name="T11">A.xor(A)</text:span></text:p>
      <text:p text:style-name="P12">Исключающее ИЛИ регистра А его содержимым (фактически обнуление).</text:p>
      <text:p text:style-name="P13">7. <text:span text:style-name="T11">A.or(A)</text:span></text:p>
      <text:p text:style-name="P12">Логическое ИЛИ регистра А с его содержимым (не влияет на содержание).</text:p>
      <text:p text:style-name="P13">8. A.and(A)</text:p>
      <text:p text:style-name="P12">Логическое И регистра А с его содержимым (не влияет на содержание).</text:p>
      <text:p text:style-name="P13">9. A.shr(A)</text:p>
      <text:p text:style-name="P13">10. A.shl(A)</text:p>
      <text:p text:style-name="P13">11. A.set(n)</text:p>
      <text:p text:style-name="P13">12. A.add(n)</text:p>
      <text:p text:style-name="P13">13. A.sub(n)</text:p>
      <text:p text:style-name="P13">14. A.not(n)</text:p>
      <text:p text:style-name="P13">15. A.xor(n)</text:p>
      <text:p text:style-name="P13">16. A.and(n)</text:p>
      <text:p text:style-name="P7">17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6:52:42.282000000</dc:date>
    <meta:editing-duration>PT7H37M11S</meta:editing-duration>
    <meta:editing-cycles>8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58" meta:word-count="775" meta:character-count="5576" meta:non-whitespace-character-count="4851"/>
    <meta:user-defined meta:name="Язык">russian</meta:user-defined>
  </office:meta>
</office:document-meta>
</file>